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eb92e" officeooo:paragraph-rsid="000eb92e"/>
    </style:style>
    <style:style style:name="P2" style:family="paragraph" style:parent-style-name="Standard">
      <style:paragraph-properties fo:line-height="150%" fo:text-align="justify" style:justify-single-word="false"/>
      <style:text-properties officeooo:rsid="000eb92e" officeooo:paragraph-rsid="00122daf"/>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0eb92e" officeooo:paragraph-rsid="000eb92e" style:font-weight-asian="bold" style:font-weight-complex="bold"/>
    </style:style>
    <style:style style:name="P4"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0eb92e" officeooo:paragraph-rsid="000eb92e" style:font-weight-asian="bold" style:font-weight-complex="bold"/>
    </style:style>
    <style:style style:name="T1" style:family="text">
      <style:text-properties officeooo:rsid="00122d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aplicación a desarrollar contará con las siguientes funciones:</text:p>
      <text:p text:style-name="P1">Mostrará la cantidad de salas, que posee la sucursal, como también su tamaño. </text:p>
      <text:p text:style-name="P1">Permitirá mostrar y configurar la cantidad de butacas y elegir la cantidad que contenga cada una de las salas.</text:p>
      <text:p text:style-name="P1"/>
      <text:p text:style-name="P1">Permitirá ver el precio de la entrada (que será igual para todas las sucursales y para todas las proyecciones) y la cantidad de entradas vendidas por película, con respecto a las veces que se proyectó. </text:p>
      <text:p text:style-name="P1">Con esto se podrá ver las ganancias de cada proyección en total, lo cual permitirá poder hacer un cambio en la programación de las mismas, en caso que alguna no de las ganancias necesarias. </text:p>
      <text:p text:style-name="P1">Al mismo tiempo ejecutará estadísticas de venta, esto quiere decir que por cada película proyectada en el día, mostrará el porcentaje de venta de cada una.</text:p>
      <text:p text:style-name="P1"/>
      <text:p text:style-name="P3">Proceso</text:p>
      <text:p text:style-name="P1"/>
      <text:p text:style-name="P2">El usuario podrá ver la disponibilidad de butacas vacías, al momento de la venta. Para que el comprador pueda elegir el lugar de los asientos que estén disponibles. </text:p>
      <text:p text:style-name="P2">Al finalizar la jornada, al momento del cierre, el usuario tendrá la posibilidad de ver, las ganancias que generó cada película junto a las veces <text:span text:style-name="T1">que </text:span>se proyectó, esto le permite poder ver con un porcentaje <text:span text:style-name="T1">determinado</text:span>, si una película en particular está generando las ganancias necesarias, en caso que las ganancias sean bajas, podrá configurar una nueva película que genere ganancias mas altas. <text:span text:style-name="T1">Así mismo el software volverá a cero una vez finalizada la función, para que en la próxima proyección, muestre la disponibilidad de las mismas. </text:span></text:p>
      <text:p text:style-name="P1">La aplicación tiene la opción de poder agregar salas o en el caso contrario poder deshabilitarlas. También poder cambiar la película, y el valor de la entrada en caso que sea necesario, en base a las estadísticas que la aplicación genere para la toma de decision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19:10.645282018</meta:creation-date>
    <dc:date>2017-10-14T16:05:32.080856954</dc:date>
    <meta:editing-duration>PT13M41S</meta:editing-duration>
    <meta:editing-cycles>3</meta:editing-cycles>
    <meta:generator>LibreOffice/5.2.7.2$Linux_X86_64 LibreOffice_project/20m0$Build-2</meta:generator>
    <meta:document-statistic meta:table-count="0" meta:image-count="0" meta:object-count="0" meta:page-count="1" meta:paragraph-count="10" meta:word-count="299" meta:character-count="1779" meta:non-whitespace-character-count="1484"/>
  </office:meta>
</office:document-meta>
</file>